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Webgl/Three.js</text:p>
      <text:p text:style-name="Standard"/>
      <text:p text:style-name="Standard">La librairie Three.js a été utilisé afin de créer et gérer une scène et l'ensemble de ses composants.</text:p>
      <text:p text:style-name="Standard">Afin de réaliser un rendu d'une scène 3D minimale il a fallu créer un « Renderer » Three.js qui a chaque appel de sa methode « render() » generera le rendu de la scène en fonction de la position et de l'angle de la camera ainsi que des lumières et autres objets présent dans la scène.</text:p>
      <text:p text:style-name="Standard"/>
      <text:p text:style-name="Standard">Initialement notre scène contient 5 objets :</text:p>
      <text:list xml:id="list4122873320871757379" text:style-name="L1">
        <text:list-item>
          <text:p text:style-name="P1">une camera , nécessaire a la représentation de la vue 3D , celle-ci indique les portions de la scène qui seront affiché pour l'utilisateur.</text:p>
        </text:list-item>
        <text:list-item>
          <text:p text:style-name="P1">Un plan (objet 3D) représentant le sol.</text:p>
        </text:list-item>
        <text:list-item>
          <text:p text:style-name="P1">Une skybox (cube positionné au centre de la scène et de très grande taille, dont l'intérieur des faces est texturé , cela permet de créer un ciel).</text:p>
        </text:list-item>
        <text:list-item>
          <text:p text:style-name="P1">2 lumières, une attaché a la camera qui permettra d'avoir toujours un éclairage suffisant pour visualiser les objets de la scène peut importe l'endroit ou ce trouve la camera , et une lumière fixe représentant le soleil.</text:p>
        </text:list-item>
      </text:list>
      <text:p text:style-name="Standard"/>
      <text:p text:style-name="Standard">Three.js a également été utilisé pour réaliser un certains nombre d'action autre que le rendu, tel que la gestion des objets, le pré chargement des meshs (ensemble de points et faces représentant un objet 3D), le raycasting (ou lancer de rayons), la transposition de coordonnées 2d vers des coordonnées 3d, etc..</text:p>
      <text:p text:style-name="Standard"/>
      <text:p text:style-name="Standard">En effet l'utilisateur peut interagir avec l'environnement 3D de plusieurs façon :</text:p>
      <text:p text:style-name="Standard"/>
      <text:list xml:id="list8035525703569290860" text:style-name="L2">
        <text:list-item>
          <text:p text:style-name="P2">Il peut déplacer la caméra sur tout les axes ainsi que gérer sa rotation, pour se faire nous avons choisit de contrôler la caméra via la souris, ainsi les événement JavaScript « mousemove », « mousewheel » , « mousedown » et « mouseup » sur l’élément HTML représentant notre vue sont détecté et interprété. Ainsi maintenir enfoncé la molette de la souris permet de modifier l'angle de la caméra, alors qu 'un clic droit permet de modifier sa position. La molette permet également de zoomer, c'est a dire modifier la position de la caméra en fonction de son angle de rotation.</text:p>
          <text:p text:style-name="P2"/>
        </text:list-item>
        <text:list-item>
          <text:p text:style-name="P2">Nous avons choisit de développer une application dans laquelle l'espace a aménager n’était pas prédéfinit, il a donc fallu réfléchir a un moyen d'offrir a l'utilisateur des outils pour qu 'il puisse créer lui même son « espace », c'est a dire une forme représentant une pièce d'une maison, où <text:s/>un étage complet. Afin de réaliser cela lors de la création de la scène un plan est automatiquement créé et placé, ce plan est fixe et ne peut donc pas être déplacé par l'utilisateur , il représente le sol. L'utilisateur peut alors , tant qu'il est en mode « création » placer des points sur ce sol. <text:s/>Pour permettre a l'utilisateur de créer un point dans cet espace 3D, il a fallu dans un premier temps convertir la position de la souris sur l’élément HTML de la vue en coordonnées 3D grâce a la librairie Three (utilisation des fonctions de projections). Puis dans un second temps, réaliser un lancer de rayon afin de déterminer si le point où l'utilisateur a cliqué est sur le sol, auquel cas cela ajoute un point au polygone et régénère dynamiquement les faces de ce polygone afin de visualiser directement le résultat, ou si ce point n'est pas sur le sol, auquel cas l'utilisateur sort du mode création et les murs sont créé.</text:p>
          <text:p text:style-name="P2"/>
        </text:list-item>
        <text:list-item>
          <text:p text:style-name="P2">Une fois la pièce créé par l'utilisateur, celui peut en modifier le contenu, a savoir, les objets présent dans la pièce . Il peut choisir d'ajouter, supprimer, ou modifier un objet. L'ajout d'un objet dans la pièce ce fait simplement en sélectionnant cet objet dans le menu où les objets sont classé par catégorie , cela permet de mettre a jour une variable JavaScript déterminant <text:soft-page-break/>l'objet a placer sur la scène au prochain clic valide. Un clic de l'utilisateur sera considéré comme valide si celui est a l'intérieur de la pièce, autrement dit, si une collision avec l'objet représentant le sol de la pièce est détecté. </text:p>
          <text:p text:style-name="P2"/>
          <text:p text:style-name="P2">Une fois l'objet ajouté a la scène, celui ci est visible, et est donc modifiable, l'utilisateur peut alors le sélectionner par un simple clic (récupération de l’événement « mousedown », projection, lancer de rayon). Lorsqu'un objet est sélectionné une pression de la touche « suppr » du clavier permet de supprimer cet objet. Il est également possible de le déplacer et de le pivoter, la rotation d'un objet s'effectue via le clavier et les flèches directionnelles, la rotation ne peut être effectué uniquement sur l'axe y (vertical) pour des raisons logiques et afin de garder une certaine cohérence au niveau physique. </text:p>
          <text:p text:style-name="P2">Le déplacement quant a lui s'effectue par un simple clic de la souris sur l'objet puis tant que le clic gauche est enfoncé et que l'objet est sélectionné, si le déplacement est possible, l'objet est déplacé. Un objet peut être déplacé a condition qu'il n'entre pas en collision avec un autre objet ou un mur, et selon 2 axes, x et z afin d’empêcher les déplacement verticaux. Afin de détecter les collisions pouvant apparaître lors d'un déplacement et pour des raisons de performances, nous avons choisis d'utiliser deux systèmes de détection de collisions appelé lors de la détection de l’événement « mousemove », dans un premier temps l'objet sélectionné est inclus a l'intérieur d'une boite, un cube dont les dimensions sont celle de l'objet, un lancer de rayon est alors réalisé a partir de chacun des points de cette boite vers les murs. Puis dans un second temps nous vérifions que chacun des points de la boite de l'objet sélectionné n'est pas inclus dans la boite d'un autre objet, cette deuxième méthode de détection de collision peut être assimilé a une simple recherche géométrique en 2 dimensions, en effet notre application ne proposant uniquement le placement d'objet sur le sol, on ne cherche pas a déterminer si les points sont a l'intérieur du cube des autres objets, mais si ils sont a l'intérieur du rectangle représenté par la face du dessous de chaque cube.</text:p>
          <text:p text:style-name="P2">Enfin, il est également possible de modifier la couleur de l'objet, lorsque celui ci est sélectionné, un nouveau menu apparaît et, a l'intérieur de ce menu un sélecteur de couleur permet de modifier la couleur de l'objet et d'observer directement le changement de couleur dans la scène.</text:p>
        </text:list-item>
      </text:list>
      <text:p text:style-name="Standard"/>
      <text:p text:style-name="Standard"><text:tab/>La visualisation en direct de cette modification est possible grâce au calcul constant du rendu, en effet, la méthode permettant de recalculer et de mettre a jour la vue 3D est appelé chaque fois qu'une modification de la caméra est détecté, mais également 30 fois par seconde. Nous avons choisit de relancer le rendu 30 fois par secondes afin de garantir un résultat fluide tout en évitant les calculs inutile.</text:p>
      <text:p text:style-name="Standard"/>
      <text:p text:style-name="Standard"><text:tab/>Three.js nous a également permis de faciliter le pré-chargement des objets de l'application. En effet afin de garantir une utilisation fluide, tout les objets sont chargé au démarrage de l'application, cela permet de visualiser directement les ajouts d'objets dans la scène. Pour se faire notre base de donné référence des fichiers JSON décrivant les modèles 3D utilisé, ces fichiers sont lu et interprété grâce aux méthodes de la classe JSONLoader de Three lors de l'initialisation de la scè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ois </meta:initial-creator>
    <meta:creation-date>2014-03-19T18:52:41.25</meta:creation-date>
    <meta:document-statistic meta:table-count="0" meta:image-count="0" meta:object-count="0" meta:page-count="2" meta:paragraph-count="18" meta:word-count="1206" meta:character-count="7002"/>
    <dc:date>2014-03-19T20:55:55.48</dc:date>
    <dc:creator>Francois </dc:creator>
    <meta:editing-duration>PT8M47S</meta:editing-duration>
    <meta:editing-cycles>1</meta:editing-cycles>
    <meta:generator>OpenOffice/4.0.1$Win32 OpenOffice.org_project/401m5$Build-9714</meta:generator>
  </office:meta>
</office:document-meta>
</file>